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666666" draw:textarea-horizontal-align="justify" draw:textarea-vertical-align="middle" draw:auto-grow-height="false" fo:min-height="4.957cm" fo:min-width="2.929cm"/>
    </style:style>
    <style:style style:name="gr2" style:family="graphic" style:parent-style-name="standard">
      <style:graphic-properties draw:fill-color="#dddddd" draw:textarea-horizontal-align="justify" draw:textarea-vertical-align="middle" draw:auto-grow-height="false" fo:min-height="2.417cm" fo:min-width="0.516cm"/>
    </style:style>
    <style:style style:name="gr3" style:family="graphic" style:parent-style-name="standard">
      <style:graphic-properties draw:fill-color="#808080" draw:textarea-horizontal-align="justify" draw:textarea-vertical-align="middle" draw:auto-grow-height="false" fo:min-height="1.782cm" fo:min-width="0.00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width="0.081cm" svg:stroke-color="#ff3333" draw:marker-start-width="0.321cm" draw:marker-end-width="0.321cm" draw:textarea-vertical-align="middle" fo:padding-top="0.165cm" fo:padding-bottom="0.165cm" fo:padding-left="0.29cm" fo:padding-right="0.29cm"/>
    </style:style>
    <style:style style:name="gr6" style:family="graphic" style:parent-style-name="standard">
      <style:graphic-properties svg:stroke-width="0.081cm" svg:stroke-color="#000000" draw:marker-start-width="0.321cm" draw:marker-end-width="0.321cm" draw:textarea-vertical-align="middle" fo:padding-top="0.165cm" fo:padding-bottom="0.165cm" fo:padding-left="0.29cm" fo:padding-right="0.29cm"/>
    </style:style>
    <style:style style:name="gr7" style:family="graphic" style:parent-style-name="standard">
      <style:graphic-properties draw:fill-color="#999999" draw:textarea-horizontal-align="justify" draw:textarea-vertical-align="middle" draw:auto-grow-height="false" fo:min-height="0.131cm" fo:min-width="0.00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-color="#666666"/>
      <style:paragraph-properties fo:text-align="center"/>
    </style:style>
    <style:style style:name="P3" style:family="paragraph">
      <loext:graphic-properties draw:fill-color="#dddddd"/>
      <style:paragraph-properties fo:text-align="center"/>
    </style:style>
    <style:style style:name="P4" style:family="paragraph">
      <loext:graphic-properties draw:fill-color="#808080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429cm" svg:height="5.207cm" svg:x="9.382cm" svg:y="5.699cm">
          <text:p text:style-name="P1">Garage </text:p>
          <text:p text:style-name="P1">Door</text:p>
          <text:p text:style-name="P1">Opener</text:p>
          <draw:enhanced-geometry svg:viewBox="0 0 21600 21600" draw:type="rectangle" draw:enhanced-path="M 0 0 L 21600 0 21600 21600 0 21600 0 0 Z N"/>
        </draw:custom-shape>
        <draw:custom-shape draw:style-name="gr2" draw:text-style-name="P3" xml:id="id2" draw:id="id2" draw:layer="layout" svg:width="1.016cm" svg:height="2.667cm" svg:x="10.652cm" svg:y="13.57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508cm" svg:height="2.032cm" svg:x="10.906cm" svg:y="13.827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2.369cm" svg:height="0.962cm" svg:x="9.934cm" svg:y="16.421cm">
          <draw:text-box>
            <text:p>Switch</text:p>
          </draw:text-box>
        </draw:frame>
        <draw:connector draw:style-name="gr5" draw:text-style-name="P1" draw:layer="layout" draw:line-skew="-0.634cm -1.912cm" svg:x1="10.398cm" svg:y1="11.287cm" svg:x2="10.652cm" svg:y2="14.906cm" draw:start-shape="id1" draw:start-glue-point="2" draw:end-shape="id2" draw:end-glue-point="3" svg:d="M10398 11287v508h-2159v3111h2413" svg:viewBox="0 0 2414 3620">
          <text:p/>
        </draw:connector>
        <draw:connector draw:style-name="gr6" draw:text-style-name="P1" draw:layer="layout" draw:line-skew="1.912cm -0.634cm" svg:x1="11.668cm" svg:y1="14.906cm" svg:x2="11.798cm" svg:y2="11.287cm" draw:start-shape="id2" draw:start-glue-point="1" draw:end-shape="id3" draw:end-glue-point="2" svg:d="M11668 14906h2413v-3111h-2283v-508" svg:viewBox="0 0 2414 3620">
          <text:p/>
        </draw:connector>
        <draw:custom-shape draw:style-name="gr7" draw:text-style-name="P6" xml:id="id1" draw:id="id1" draw:layer="layout" svg:width="0.508cm" svg:height="0.381cm" svg:x="10.144cm" svg:y="10.906cm">
          <text:p text:style-name="P1">+</text:p>
          <draw:enhanced-geometry svg:viewBox="0 0 21600 21600" draw:type="rectangle" draw:enhanced-path="M 0 0 L 21600 0 21600 21600 0 21600 0 0 Z N"/>
        </draw:custom-shape>
        <draw:custom-shape draw:style-name="gr7" draw:text-style-name="P6" xml:id="id3" draw:id="id3" draw:layer="layout" svg:width="0.508cm" svg:height="0.381cm" svg:x="11.544cm" svg:y="10.906cm">
          <text:p text:style-name="P1">-</text:p>
          <draw:enhanced-geometry svg:viewBox="0 0 21600 21600" draw:type="rectangle" draw:enhanced-path="M 0 0 L 21600 0 21600 21600 0 21600 0 0 Z N"/>
        </draw:custom-shape>
        <draw:custom-shape draw:style-name="gr2" draw:text-style-name="P3" xml:id="id4" draw:id="id4" draw:layer="layout" svg:width="1.016cm" svg:height="2.667cm" svg:x="10.652cm" svg:y="18.65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508cm" svg:height="2.032cm" svg:x="10.906cm" svg:y="18.907cm">
          <text:p/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line-skew="-0.987cm" svg:x1="8.301cm" svg:y1="14.85cm" svg:x2="10.652cm" svg:y2="19.986cm" draw:end-shape="id4" draw:end-glue-point="3" svg:d="M8301 14850h-62v5136h2413" svg:viewBox="0 0 2414 5137">
          <text:p/>
        </draw:connector>
        <draw:connector draw:style-name="gr6" draw:text-style-name="P1" draw:layer="layout" draw:line-skew="0.935cm" svg:x1="14.122cm" svg:y1="14.916cm" svg:x2="11.668cm" svg:y2="19.986cm" draw:end-shape="id4" draw:end-glue-point="1" svg:d="M14122 14916h-41v5070h-2413" svg:viewBox="0 0 2455 5071">
          <text:p/>
        </draw:connector>
        <draw:frame draw:style-name="gr8" draw:text-style-name="P5" draw:layer="layout" svg:width="2.898cm" svg:height="1.016cm" svg:x="9.786cm" svg:y="21.701cm">
          <draw:text-box>
            <text:p>Switch 2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04T08:16:21.812000000</meta:creation-date>
    <dc:date>2018-04-04T08:51:46.350000000</dc:date>
    <meta:editing-duration>PT25M11S</meta:editing-duration>
    <meta:editing-cycles>2</meta:editing-cycles>
    <meta:generator>LibreOffice/5.4.3.2$Windows_X86_64 LibreOffice_project/92a7159f7e4af62137622921e809f8546db437e5</meta:generator>
    <meta:document-statistic meta:object-count="13"/>
  </office:meta>
</office:document-meta>
</file>